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manho" table:style-name="ta1">
        <table:shapes>
          <draw:frame draw:z-index="0" draw:style-name="gr1" draw:text-style-name="P1" svg:width="32.545cm" svg:height="15.007cm" svg:x="3.111cm" svg:y="1.408cm">
            <draw:object draw:notify-on-update-of-ranges="Tamanho.A1:Tamanho.A1 Tamanho.A2:Tamanho.A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Soma do tamanho dos instantâneos</text:p>
          </table:table-cell>
        </table:table-row>
        <table:table-row table:style-name="ro1">
          <table:table-cell table:formula="of:=15*16" office:value-type="float" office:value="240" calcext:value-type="float">
            <text:p>240</text:p>
          </table:table-cell>
        </table:table-row>
        <table:table-row table:style-name="ro1">
          <table:table-cell table:formula="of:=30*16" office:value-type="float" office:value="480" calcext:value-type="float">
            <text:p>480</text:p>
          </table:table-cell>
        </table:table-row>
        <table:table-row table:style-name="ro1">
          <table:table-cell table:formula="of:=45*16" office:value-type="float" office:value="720" calcext:value-type="float">
            <text:p>720</text:p>
          </table:table-cell>
        </table:table-row>
        <table:table-row table:style-name="ro1">
          <table:table-cell table:formula="of:=60*16" office:value-type="float" office:value="960" calcext:value-type="float">
            <text:p>96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  <table:table-row table:style-name="ro1">
          <table:table-cell table:formula="of:=75*16" office:value-type="float" office:value="1200" calcext:value-type="float">
            <text:p>1200</text:p>
          </table:table-cell>
        </table:table-row>
      </table:table>
      <table:table table:name="Conteiner copia" table:style-name="ta1">
        <table:shapes>
          <draw:frame draw:z-index="0" draw:style-name="gr1" draw:text-style-name="P1" svg:width="35.937cm" svg:height="14.874cm" svg:x="2.532cm" svg:y="1.594cm">
            <draw:object draw:notify-on-update-of-ranges="'Conteiner copia'.A1:'Conteiner copia'.A1 'Conteiner copia'.A2:'Conteiner copia'.A31 'Conteiner copia'.B1:'Conteiner copia'.B1 'Conteiner copia'.B2:'Conteiner copia'.B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Tempo de cópia</text:p>
          </table:table-cell>
          <table:table-cell table:style-name="Default" office:value-type="string" calcext:value-type="string">
            <text:p>Tempo médio</text:p>
          </table:table-cell>
          <table:table-cell office:value-type="string" calcext:value-type="string">
            <text:p>Desvio padrão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6.7" calcext:value-type="float">
            <text:p>26,70</text:p>
          </table:table-cell>
          <table:table-cell table:style-name="ce1" table:formula="of:=STDEV([.A2:.A31])" office:value-type="float" office:value="25.8218699074494" calcext:value-type="float">
            <text:p>25,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.7" calcext:value-type="float">
            <text:p>26,70</text:p>
          </table:table-cell>
          <table:table-cell office:value-type="float" office:value="25.82" calcext:value-type="float">
            <text:p>25,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 style:data-style-name="N2" text:time-value="18:40:47.0390630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5:46:43.190927640</meta:creation-date>
    <dc:date>2017-08-18T18:41:31.011459619</dc:date>
    <meta:editing-duration>PT38M47S</meta:editing-duration>
    <meta:editing-cycles>4</meta:editing-cycles>
    <meta:generator>LibreOffice/4.2.8.2$Linux_X86_64 LibreOffice_project/420m0$Build-2</meta:generator>
    <meta:document-statistic meta:table-count="2" meta:cell-count="1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18pt" style:font-size-asian="9pt" style:font-size-complex="9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546cm" svg:height="15.008cm" xlink:href=".." xlink:type="simple" chart:class="chart:line" chart:style-name="ch1">
        <chart:title svg:x="12.719cm" svg:y="0.436cm" chart:style-name="ch2">
          <text:p>Uso de espaço em disco</text:p>
        </chart:title>
        <chart:legend chart:legend-position="bottom" svg:x="10.566cm" svg:y="13.827cm" style:legend-expansion="wide" chart:style-name="ch3"/>
        <chart:plot-area chart:style-name="ch4" table:cell-range-address="Tamanho.A1:Tamanho.A31" chart:data-source-has-labels="row" svg:x="2.224cm" svg:y="1.859cm" svg:width="29.672cm" svg:height="10.124cm">
          <chartooo:coordinate-region svg:x="3.851cm" svg:y="2.231cm" svg:width="27.699cm" svg:height="8.761cm"/>
          <chart:axis chart:dimension="x" chart:name="primary-x" chart:style-name="ch5">
            <chart:title svg:x="14.604cm" svg:y="12.284cm" chart:style-name="ch6">
              <text:p>Tempo (Minutos)</text:p>
            </chart:title>
          </chart:axis>
          <chart:axis chart:dimension="y" chart:name="primary-y" chart:style-name="ch5">
            <chart:title svg:x="0.451cm" svg:y="9.628cm" chart:style-name="ch7">
              <text:p>Tamanho (KBytes)</text:p>
            </chart:title>
            <chart:grid chart:style-name="ch8" chart:class="major"/>
          </chart:axis>
          <chart:series chart:style-name="ch9" chart:values-cell-range-address="Tamanho.A2:Tamanho.A31" chart:label-cell-address="Tamanho.A1:Tamanho.A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 do tamanho dos instantâneos</text:p>
                <draw:g>
                  <svg:desc>Tamanho.A1:Tamanho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0">
                <text:p>240</text:p>
                <draw:g>
                  <svg:desc>Tamanho.A2:Tamanho.A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0">
                <text:p>1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5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8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938cm" svg:height="14.875cm" xlink:href=".." xlink:type="simple" chart:class="chart:line" chart:style-name="ch1">
        <chart:title svg:x="11.558cm" svg:y="0.433cm" chart:style-name="ch2">
          <text:p>Tempo de cópia da memória de um contêiner</text:p>
        </chart:title>
        <chart:legend chart:legend-position="end" svg:x="30.758cm" svg:y="6.643cm" style:legend-expansion="high" chart:style-name="ch3"/>
        <chart:plot-area chart:style-name="ch4" table:cell-range-address="'Conteiner copia'.A1:'Conteiner copia'.B31" chart:data-source-has-labels="row" svg:x="3.926cm" svg:y="1.852cm" svg:width="26.636cm" svg:height="11.18cm">
          <chartooo:coordinate-region svg:x="5.05cm" svg:y="2.17cm" svg:width="25.22cm" svg:height="10.003cm"/>
          <chart:axis chart:dimension="x" chart:name="primary-x" chart:style-name="ch5">
            <chart:title svg:x="16.071cm" svg:y="13.33cm" chart:style-name="ch6">
              <text:p>Coletas</text:p>
            </chart:title>
          </chart:axis>
          <chart:axis chart:dimension="y" chart:name="primary-y" chart:style-name="ch7">
            <chart:title svg:x="2.085cm" svg:y="12.319cm" chart:style-name="ch8">
              <text:p>Tempo para cópia (milissegundos)</text:p>
            </chart:title>
            <chart:grid chart:style-name="ch9" chart:class="major"/>
          </chart:axis>
          <chart:series chart:style-name="ch10" chart:values-cell-range-address="'Conteiner copia'.A2:'Conteiner copia'.A31" chart:label-cell-address="'Conteiner copia'.A1:'Conteiner copia'.A1" chart:class="chart:line">
            <chart:data-point chart:repeated="30"/>
          </chart:series>
          <chart:series chart:style-name="ch11" chart:values-cell-range-address="'Conteiner copia'.B2:'Conteiner copia'.B31" chart:label-cell-address="'Conteiner copia'.B1:'Conteiner copia'.B1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de cópia</text:p>
                <draw:g>
                  <svg:desc>'Conteiner copia'.A1:'Conteiner copia'.A1</svg:desc>
                </draw:g>
              </table:table-cell>
              <table:table-cell office:value-type="string">
                <text:p>Tempo médio</text:p>
                <draw:g>
                  <svg:desc>'Conteiner copia'.B1:'Conteiner copi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9">
                <text:p>149</text:p>
                <draw:g>
                  <svg:desc>'Conteiner copia'.A2:'Conteiner copia'.A31</svg:desc>
                </draw:g>
              </table:table-cell>
              <table:table-cell office:value-type="float" office:value="26.7">
                <text:p>26.7</text:p>
                <draw:g>
                  <svg:desc>'Conteiner copia'.B2:'Conteiner copia'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">
                <text:p>59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26.7">
                <text:p>26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